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49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ara que encaje perfectamente también el punto número 2, podríamos reorganizar de la siguiente forma :</text:p>
      <text:p text:style-name="Text_20_body">Nivel 1. Conserjerías : en el caso de que el nombre de las consejerías cambién, habría que hacer una reestructuración, pero sólo sería a este nivel.</text:p>
      <text:p text:style-name="Text_20_body">Nivel 2. Aplicaciones integradas: Cada aplicación integrada tendrá su propia carpeta.</text:p>
      <text:p text:style-name="Text_20_body">Nivel 3.</text:p>
      <text:p text:style-name="P1">Nivel 3.1. RCJA : Esta carpeta contendrá aquellas integraciones publicadas en la RCJA<text:line-break/>Nivel 3.2. Internet : Esta carpeta contendrá aquellas integraciones publicadas en Internet</text:p>
      <text:p text:style-name="Text_20_body">Nivel 4. Versiones: Se creará una nueva versión de la aplicación por cada entrega que se haga para la integración con Platina. Es importante incluir en la descripción de la carpeta, la fecha en la que se ha integrado esa versión.</text:p>
      <text:p text:style-name="Text_20_body">En cuanto a las peticiones de estudio por iniciativa propia, se podría tener para CHAP la siguiente estructura:</text:p>
      <text:p text:style-name="Text_20_body">Nivel 1. Conserjerías : CHAP</text:p>
      <text:p text:style-name="Text_20_body">Nivel 2.</text:p>
      <text:p text:style-name="P1">Nivel 2.1 Carpeta "Aplicaciones integradas" <text:line-break/>Nivel 2.2 Carpeta "Integraciones en estudio"</text:p>
      <text:p text:style-name="Text_20_body">Nivel 3. Cada aplicación integrada o en estudio tendrá su propia carpeta.</text:p>
      <text:p text:style-name="Text_20_body">Nivel 4. Versiones: Se creará una nueva versión de la aplicación por cada propuesta de la aplicació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DRA </meta:initial-creator>
    <meta:creation-date>2014-12-01T13:59:12.87</meta:creation-date>
    <meta:document-statistic meta:table-count="0" meta:image-count="0" meta:object-count="0" meta:page-count="1" meta:paragraph-count="12" meta:word-count="186" meta:character-count="1158"/>
    <dc:date>2014-12-01T13:59:31.13</dc:date>
    <dc:creator>INDRA </dc:creator>
    <meta:editing-duration>PT19S</meta:editing-duration>
    <meta:editing-cycles>1</meta:editing-cycles>
    <meta:generator>OpenOffice/4.0.1$Win32 OpenOffice.org_project/401m5$Build-9714</meta:generator>
  </office:meta>
</office:document-meta>
</file>